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20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2"/>
          <table:table-cell table:formula="of:=AVERAGE([.C2:.C2010])" office:value-type="float" office:value="1944.33632286996" calcext:value-type="float">
            <text:p>1944,33632287</text:p>
          </table:table-cell>
          <table:table-cell table:formula="of:=AVERAGE([.D2:.D2010])" office:value-type="float" office:value="1806.97757847534" calcext:value-type="float">
            <text:p>1806,97757847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.00736" calcext:value-type="float">
            <text:p>100,0073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2"/>
          <table:table-cell table:formula="of:=COM.MICROSOFT.STDEV.P([.C2:.C2010])" office:value-type="float" office:value="8.67183880572261" calcext:value-type="float">
            <text:p>8,6718388057</text:p>
          </table:table-cell>
          <table:table-cell table:formula="of:=COM.MICROSOFT.STDEV.P([.D2:.D2010])" office:value-type="float" office:value="7.22132116291832" calcext:value-type="float">
            <text:p>7,2213211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.00434" calcext:value-type="float">
            <text:p>200,0043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.0265" calcext:value-type="float">
            <text:p>300,0265</text:p>
          </table:table-cell>
          <table:table-cell office:value-type="float" office:value="1945" calcext:value-type="float">
            <text:p>1945</text:p>
          </table:table-cell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.01016" calcext:value-type="float">
            <text:p>400,01016</text:p>
          </table:table-cell>
          <table:table-cell office:value-type="float" office:value="1945" calcext:value-type="float">
            <text:p>1945</text:p>
          </table:table-cell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.01852" calcext:value-type="float">
            <text:p>500,01852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.01484" calcext:value-type="float">
            <text:p>600,01484</text:p>
          </table:table-cell>
          <table:table-cell office:value-type="float" office:value="1951" calcext:value-type="float">
            <text:p>1951</text:p>
          </table:table-cell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.00164" calcext:value-type="float">
            <text:p>700,0016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9.99636" calcext:value-type="float">
            <text:p>799,9963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0.0377" calcext:value-type="float">
            <text:p>900,0377</text:p>
          </table:table-cell>
          <table:table-cell office:value-type="float" office:value="1920" calcext:value-type="float">
            <text:p>1920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9.99776" calcext:value-type="float">
            <text:p>999,9977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0" calcext:value-type="float">
            <text:p>1100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99.9945" calcext:value-type="float">
            <text:p>1199,9945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0.00682" calcext:value-type="float">
            <text:p>1300,0068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.05502" calcext:value-type="float">
            <text:p>1400,05502</text:p>
          </table:table-cell>
          <table:table-cell office:value-type="float" office:value="1947" calcext:value-type="float">
            <text:p>1947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0.00588" calcext:value-type="float">
            <text:p>1500,0058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00.07294" calcext:value-type="float">
            <text:p>1600,0729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00.0045" calcext:value-type="float">
            <text:p>1700,0045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99.9954" calcext:value-type="float">
            <text:p>1799,995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00.00874" calcext:value-type="float">
            <text:p>1900,0087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.01084" calcext:value-type="float">
            <text:p>2000,0108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00.01394" calcext:value-type="float">
            <text:p>2100,01394</text:p>
          </table:table-cell>
          <table:table-cell office:value-type="float" office:value="1945" calcext:value-type="float">
            <text:p>1945</text:p>
          </table:table-cell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99.99316" calcext:value-type="float">
            <text:p>2199,9931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00.00112" calcext:value-type="float">
            <text:p>2300,0011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99.99574" calcext:value-type="float">
            <text:p>2399,9957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99.99928" calcext:value-type="float">
            <text:p>2499,9992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99.99814" calcext:value-type="float">
            <text:p>2599,9981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00.00242" calcext:value-type="float">
            <text:p>2700,0024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00.01302" calcext:value-type="float">
            <text:p>2800,01302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00.00452" calcext:value-type="float">
            <text:p>2900,00452</text:p>
          </table:table-cell>
          <table:table-cell office:value-type="float" office:value="1919" calcext:value-type="float">
            <text:p>191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0.01312" calcext:value-type="float">
            <text:p>3000,0131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00.00656" calcext:value-type="float">
            <text:p>3100,0065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00.0619" calcext:value-type="float">
            <text:p>3200,0619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99.999" calcext:value-type="float">
            <text:p>3299,999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00.00176" calcext:value-type="float">
            <text:p>3400,0017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00.03386" calcext:value-type="float">
            <text:p>3500,0338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00.0645" calcext:value-type="float">
            <text:p>3600,0645</text:p>
          </table:table-cell>
          <table:table-cell office:value-type="float" office:value="1945" calcext:value-type="float">
            <text:p>1945</text:p>
          </table:table-cell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00.01808" calcext:value-type="float">
            <text:p>3700,01808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00.0091" calcext:value-type="float">
            <text:p>3800,0091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00.0015" calcext:value-type="float">
            <text:p>3900,0015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99.99626" calcext:value-type="float">
            <text:p>3999,99626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00.01468" calcext:value-type="float">
            <text:p>4100,0146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99.99006" calcext:value-type="float">
            <text:p>4199,9900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99.9979" calcext:value-type="float">
            <text:p>4299,9979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00.02038" calcext:value-type="float">
            <text:p>4400,0203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00.00422" calcext:value-type="float">
            <text:p>4500,0042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00.0025" calcext:value-type="float">
            <text:p>4600,0025</text:p>
          </table:table-cell>
          <table:table-cell office:value-type="float" office:value="1945" calcext:value-type="float">
            <text:p>1945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99.99056" calcext:value-type="float">
            <text:p>4699,99056</text:p>
          </table:table-cell>
          <table:table-cell office:value-type="float" office:value="1947" calcext:value-type="float">
            <text:p>1947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00.00302" calcext:value-type="float">
            <text:p>4800,0030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00.10638" calcext:value-type="float">
            <text:p>4900,1063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99.99534" calcext:value-type="float">
            <text:p>4999,99534</text:p>
          </table:table-cell>
          <table:table-cell office:value-type="float" office:value="1945" calcext:value-type="float">
            <text:p>1945</text:p>
          </table:table-cell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00.00534" calcext:value-type="float">
            <text:p>5100,00534</text:p>
          </table:table-cell>
          <table:table-cell office:value-type="float" office:value="1943" calcext:value-type="float">
            <text:p>1943</text:p>
          </table:table-cell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99.99554" calcext:value-type="float">
            <text:p>5199,9955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00.00122" calcext:value-type="float">
            <text:p>5300,0012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99.99406" calcext:value-type="float">
            <text:p>5399,9940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00.00426" calcext:value-type="float">
            <text:p>5500,0042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00.03428" calcext:value-type="float">
            <text:p>5600,0342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00.03288" calcext:value-type="float">
            <text:p>5700,0328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00.0024" calcext:value-type="float">
            <text:p>5800,0024</text:p>
          </table:table-cell>
          <table:table-cell office:value-type="float" office:value="1945" calcext:value-type="float">
            <text:p>1945</text:p>
          </table:table-cell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00.0006" calcext:value-type="float">
            <text:p>5900,0006</text:p>
          </table:table-cell>
          <table:table-cell office:value-type="float" office:value="1919" calcext:value-type="float">
            <text:p>1919</text:p>
          </table:table-cell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00.02414" calcext:value-type="float">
            <text:p>6000,0241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00.00702" calcext:value-type="float">
            <text:p>6100,00702</text:p>
          </table:table-cell>
          <table:table-cell office:value-type="float" office:value="1945" calcext:value-type="float">
            <text:p>1945</text:p>
          </table:table-cell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00.0204" calcext:value-type="float">
            <text:p>6200,0204</text:p>
          </table:table-cell>
          <table:table-cell office:value-type="float" office:value="1919" calcext:value-type="float">
            <text:p>191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99.99716" calcext:value-type="float">
            <text:p>6299,9971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00.03062" calcext:value-type="float">
            <text:p>6400,0306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99.9963" calcext:value-type="float">
            <text:p>6499,9963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00.01766" calcext:value-type="float">
            <text:p>6600,0176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99.99304" calcext:value-type="float">
            <text:p>6699,9930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00.04868" calcext:value-type="float">
            <text:p>6800,0486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00.02566" calcext:value-type="float">
            <text:p>6900,0256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00.00154" calcext:value-type="float">
            <text:p>7000,0015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99.99344" calcext:value-type="float">
            <text:p>7099,9934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00.06254" calcext:value-type="float">
            <text:p>7200,0625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99.9949" calcext:value-type="float">
            <text:p>7299,9949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00.02538" calcext:value-type="float">
            <text:p>7400,02538</text:p>
          </table:table-cell>
          <table:table-cell office:value-type="float" office:value="1970" calcext:value-type="float">
            <text:p>1970</text:p>
          </table:table-cell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499.99316" calcext:value-type="float">
            <text:p>7499,9931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00.00368" calcext:value-type="float">
            <text:p>7600,00368</text:p>
          </table:table-cell>
          <table:table-cell office:value-type="float" office:value="1945" calcext:value-type="float">
            <text:p>1945</text:p>
          </table:table-cell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00.00532" calcext:value-type="float">
            <text:p>7700,0053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00.00392" calcext:value-type="float">
            <text:p>7800,0039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900.02316" calcext:value-type="float">
            <text:p>7900,02316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00.0294" calcext:value-type="float">
            <text:p>8000,029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00.02876" calcext:value-type="float">
            <text:p>8100,02876</text:p>
          </table:table-cell>
          <table:table-cell office:value-type="float" office:value="1970" calcext:value-type="float">
            <text:p>1970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200.00746" calcext:value-type="float">
            <text:p>8200,00746</text:p>
          </table:table-cell>
          <table:table-cell office:value-type="float" office:value="1920" calcext:value-type="float">
            <text:p>1920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00.04194" calcext:value-type="float">
            <text:p>8300,04194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00.00278" calcext:value-type="float">
            <text:p>8400,0027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00.02174" calcext:value-type="float">
            <text:p>8500,0217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00.0362" calcext:value-type="float">
            <text:p>8600,036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699.99872" calcext:value-type="float">
            <text:p>8699,9987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00.01882" calcext:value-type="float">
            <text:p>8800,0188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00.0005" calcext:value-type="float">
            <text:p>8900,0005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00.001" calcext:value-type="float">
            <text:p>9000,001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99.99388" calcext:value-type="float">
            <text:p>9099,99388</text:p>
          </table:table-cell>
          <table:table-cell office:value-type="float" office:value="1945" calcext:value-type="float">
            <text:p>1945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00.00102" calcext:value-type="float">
            <text:p>9200,0010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00.03532" calcext:value-type="float">
            <text:p>9300,0353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99.99822" calcext:value-type="float">
            <text:p>9399,9982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499.99574" calcext:value-type="float">
            <text:p>9499,99574</text:p>
          </table:table-cell>
          <table:table-cell office:value-type="float" office:value="1920" calcext:value-type="float">
            <text:p>1920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00.00758" calcext:value-type="float">
            <text:p>9600,0075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00.00862" calcext:value-type="float">
            <text:p>9700,00862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00.02088" calcext:value-type="float">
            <text:p>9800,0208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899.99678" calcext:value-type="float">
            <text:p>9899,9967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.01402" calcext:value-type="float">
            <text:p>10000,01402</text:p>
          </table:table-cell>
          <table:table-cell office:value-type="float" office:value="1945" calcext:value-type="float">
            <text:p>1945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100.01618" calcext:value-type="float">
            <text:p>10100,0161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00.03028" calcext:value-type="float">
            <text:p>10200,0302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00.0196" calcext:value-type="float">
            <text:p>10300,019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00.01076" calcext:value-type="float">
            <text:p>10400,0107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00.03704" calcext:value-type="float">
            <text:p>10500,0370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600.00766" calcext:value-type="float">
            <text:p>10600,00766</text:p>
          </table:table-cell>
          <table:table-cell office:value-type="float" office:value="1945" calcext:value-type="float">
            <text:p>1945</text:p>
          </table:table-cell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00.01328" calcext:value-type="float">
            <text:p>10700,0132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99.99882" calcext:value-type="float">
            <text:p>10799,9988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900.05768" calcext:value-type="float">
            <text:p>10900,0576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00.001" calcext:value-type="float">
            <text:p>11000,001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099.99728" calcext:value-type="float">
            <text:p>11099,9972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00.00934" calcext:value-type="float">
            <text:p>11200,0093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299.99206" calcext:value-type="float">
            <text:p>11299,99206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400.02928" calcext:value-type="float">
            <text:p>11400,0292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499.9981" calcext:value-type="float">
            <text:p>11499,9981</text:p>
          </table:table-cell>
          <table:table-cell office:value-type="float" office:value="1945" calcext:value-type="float">
            <text:p>1945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600.01506" calcext:value-type="float">
            <text:p>11600,0150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699.99784" calcext:value-type="float">
            <text:p>11699,99784</text:p>
          </table:table-cell>
          <table:table-cell office:value-type="float" office:value="1945" calcext:value-type="float">
            <text:p>1945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99.99012" calcext:value-type="float">
            <text:p>11799,99012</text:p>
          </table:table-cell>
          <table:table-cell office:value-type="float" office:value="1919" calcext:value-type="float">
            <text:p>191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00.02288" calcext:value-type="float">
            <text:p>11900,0228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000.00578" calcext:value-type="float">
            <text:p>12000,00578</text:p>
          </table:table-cell>
          <table:table-cell office:value-type="float" office:value="1945" calcext:value-type="float">
            <text:p>1945</text:p>
          </table:table-cell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00.01874" calcext:value-type="float">
            <text:p>12100,01874</text:p>
          </table:table-cell>
          <table:table-cell office:value-type="float" office:value="1945" calcext:value-type="float">
            <text:p>1945</text:p>
          </table:table-cell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200.00396" calcext:value-type="float">
            <text:p>12200,0039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299.9939" calcext:value-type="float">
            <text:p>12299,9939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400.02562" calcext:value-type="float">
            <text:p>12400,02562</text:p>
          </table:table-cell>
          <table:table-cell office:value-type="float" office:value="1951" calcext:value-type="float">
            <text:p>1951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00.0135" calcext:value-type="float">
            <text:p>12500,0135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600.02198" calcext:value-type="float">
            <text:p>12600,0219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699.99986" calcext:value-type="float">
            <text:p>12699,9998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00.00874" calcext:value-type="float">
            <text:p>12800,00874</text:p>
          </table:table-cell>
          <table:table-cell office:value-type="float" office:value="1920" calcext:value-type="float">
            <text:p>1920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900.00556" calcext:value-type="float">
            <text:p>12900,00556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999.99328" calcext:value-type="float">
            <text:p>12999,9932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100.04254" calcext:value-type="float">
            <text:p>13100,04254</text:p>
          </table:table-cell>
          <table:table-cell office:value-type="float" office:value="1945" calcext:value-type="float">
            <text:p>1945</text:p>
          </table:table-cell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200.00292" calcext:value-type="float">
            <text:p>13200,00292</text:p>
          </table:table-cell>
          <table:table-cell office:value-type="float" office:value="1939" calcext:value-type="float">
            <text:p>1939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300.01656" calcext:value-type="float">
            <text:p>13300,01656</text:p>
          </table:table-cell>
          <table:table-cell office:value-type="float" office:value="1948" calcext:value-type="float">
            <text:p>1948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99.99492" calcext:value-type="float">
            <text:p>13399,9949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500.0105" calcext:value-type="float">
            <text:p>13500,0105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599.99436" calcext:value-type="float">
            <text:p>13599,99436</text:p>
          </table:table-cell>
          <table:table-cell office:value-type="float" office:value="1945" calcext:value-type="float">
            <text:p>1945</text:p>
          </table:table-cell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700.04546" calcext:value-type="float">
            <text:p>13700,0454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800.00898" calcext:value-type="float">
            <text:p>13800,00898</text:p>
          </table:table-cell>
          <table:table-cell office:value-type="float" office:value="1919" calcext:value-type="float">
            <text:p>191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899.99822" calcext:value-type="float">
            <text:p>13899,9982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000.00334" calcext:value-type="float">
            <text:p>14000,00334</text:p>
          </table:table-cell>
          <table:table-cell office:value-type="float" office:value="1946" calcext:value-type="float">
            <text:p>1946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099.99522" calcext:value-type="float">
            <text:p>14099,99522</text:p>
          </table:table-cell>
          <table:table-cell office:value-type="float" office:value="1920" calcext:value-type="float">
            <text:p>1920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200.0124" calcext:value-type="float">
            <text:p>14200,0124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300.06102" calcext:value-type="float">
            <text:p>14300,06102</text:p>
          </table:table-cell>
          <table:table-cell office:value-type="float" office:value="1951" calcext:value-type="float">
            <text:p>1951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00.01608" calcext:value-type="float">
            <text:p>14400,01608</text:p>
          </table:table-cell>
          <table:table-cell office:value-type="float" office:value="1977" calcext:value-type="float">
            <text:p>1977</text:p>
          </table:table-cell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00.04396" calcext:value-type="float">
            <text:p>14500,0439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99.9969" calcext:value-type="float">
            <text:p>14599,9969</text:p>
          </table:table-cell>
          <table:table-cell office:value-type="float" office:value="1971" calcext:value-type="float">
            <text:p>1971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699.9981" calcext:value-type="float">
            <text:p>14699,9981</text:p>
          </table:table-cell>
          <table:table-cell office:value-type="float" office:value="1945" calcext:value-type="float">
            <text:p>1945</text:p>
          </table:table-cell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00.01182" calcext:value-type="float">
            <text:p>14800,01182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899.9969" calcext:value-type="float">
            <text:p>14899,9969</text:p>
          </table:table-cell>
          <table:table-cell office:value-type="float" office:value="1970" calcext:value-type="float">
            <text:p>1970</text:p>
          </table:table-cell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00.00478" calcext:value-type="float">
            <text:p>15000,0047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99.99372" calcext:value-type="float">
            <text:p>15099,99372</text:p>
          </table:table-cell>
          <table:table-cell office:value-type="float" office:value="1945" calcext:value-type="float">
            <text:p>1945</text:p>
          </table:table-cell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200.01972" calcext:value-type="float">
            <text:p>15200,0197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00.01068" calcext:value-type="float">
            <text:p>15300,01068</text:p>
          </table:table-cell>
          <table:table-cell office:value-type="float" office:value="1971" calcext:value-type="float">
            <text:p>1971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400.02178" calcext:value-type="float">
            <text:p>15400,02178</text:p>
          </table:table-cell>
          <table:table-cell office:value-type="float" office:value="1920" calcext:value-type="float">
            <text:p>1920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500.00578" calcext:value-type="float">
            <text:p>15500,0057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600.0078" calcext:value-type="float">
            <text:p>15600,007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699.99342" calcext:value-type="float">
            <text:p>15699,99342</text:p>
          </table:table-cell>
          <table:table-cell office:value-type="float" office:value="1946" calcext:value-type="float">
            <text:p>1946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00.01142" calcext:value-type="float">
            <text:p>15800,0114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899.99596" calcext:value-type="float">
            <text:p>15899,99596</text:p>
          </table:table-cell>
          <table:table-cell office:value-type="float" office:value="1945" calcext:value-type="float">
            <text:p>1945</text:p>
          </table:table-cell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000.00502" calcext:value-type="float">
            <text:p>16000,0050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100.0125" calcext:value-type="float">
            <text:p>16100,0125</text:p>
          </table:table-cell>
          <table:table-cell office:value-type="float" office:value="1945" calcext:value-type="float">
            <text:p>1945</text:p>
          </table:table-cell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199.9954" calcext:value-type="float">
            <text:p>16199,9954</text:p>
          </table:table-cell>
          <table:table-cell office:value-type="float" office:value="1970" calcext:value-type="float">
            <text:p>1970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299.99764" calcext:value-type="float">
            <text:p>16299,9976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399.98992" calcext:value-type="float">
            <text:p>16399,9899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500.0076" calcext:value-type="float">
            <text:p>16500,0076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600.00138" calcext:value-type="float">
            <text:p>16600,0013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700.01214" calcext:value-type="float">
            <text:p>16700,0121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800.00184" calcext:value-type="float">
            <text:p>16800,0018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900.0008" calcext:value-type="float">
            <text:p>16900,0008</text:p>
          </table:table-cell>
          <table:table-cell office:value-type="float" office:value="1971" calcext:value-type="float">
            <text:p>1971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000.00546" calcext:value-type="float">
            <text:p>17000,00546</text:p>
          </table:table-cell>
          <table:table-cell office:value-type="float" office:value="1945" calcext:value-type="float">
            <text:p>1945</text:p>
          </table:table-cell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099.98824" calcext:value-type="float">
            <text:p>17099,9882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200.04576" calcext:value-type="float">
            <text:p>17200,0457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00.01488" calcext:value-type="float">
            <text:p>17300,0148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400.00596" calcext:value-type="float">
            <text:p>17400,00596</text:p>
          </table:table-cell>
          <table:table-cell office:value-type="float" office:value="1945" calcext:value-type="float">
            <text:p>1945</text:p>
          </table:table-cell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499.99608" calcext:value-type="float">
            <text:p>17499,99608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600.01696" calcext:value-type="float">
            <text:p>17600,01696</text:p>
          </table:table-cell>
          <table:table-cell office:value-type="float" office:value="1945" calcext:value-type="float">
            <text:p>1945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700.00168" calcext:value-type="float">
            <text:p>17700,00168</text:p>
          </table:table-cell>
          <table:table-cell office:value-type="float" office:value="1945" calcext:value-type="float">
            <text:p>1945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800.01138" calcext:value-type="float">
            <text:p>17800,01138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900.00396" calcext:value-type="float">
            <text:p>17900,0039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000.02198" calcext:value-type="float">
            <text:p>18000,0219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100.02364" calcext:value-type="float">
            <text:p>18100,02364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199.99912" calcext:value-type="float">
            <text:p>18199,9991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300.0164" calcext:value-type="float">
            <text:p>18300,016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399.99844" calcext:value-type="float">
            <text:p>18399,99844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500.01334" calcext:value-type="float">
            <text:p>18500,0133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600.0008" calcext:value-type="float">
            <text:p>18600,0008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700.00656" calcext:value-type="float">
            <text:p>18700,0065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800.02494" calcext:value-type="float">
            <text:p>18800,02494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900.04532" calcext:value-type="float">
            <text:p>18900,04532</text:p>
          </table:table-cell>
          <table:table-cell office:value-type="float" office:value="1943" calcext:value-type="float">
            <text:p>1943</text:p>
          </table:table-cell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000.03276" calcext:value-type="float">
            <text:p>19000,0327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100.0035" calcext:value-type="float">
            <text:p>19100,0035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200.03742" calcext:value-type="float">
            <text:p>19200,03742</text:p>
          </table:table-cell>
          <table:table-cell office:value-type="float" office:value="1949" calcext:value-type="float">
            <text:p>194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300.0012" calcext:value-type="float">
            <text:p>19300,001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400.02774" calcext:value-type="float">
            <text:p>19400,02774</text:p>
          </table:table-cell>
          <table:table-cell office:value-type="float" office:value="1939" calcext:value-type="float">
            <text:p>1939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500.02822" calcext:value-type="float">
            <text:p>19500,02822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599.99776" calcext:value-type="float">
            <text:p>19599,9977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700.0334" calcext:value-type="float">
            <text:p>19700,033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800.02712" calcext:value-type="float">
            <text:p>19800,02712</text:p>
          </table:table-cell>
          <table:table-cell office:value-type="float" office:value="1943" calcext:value-type="float">
            <text:p>1943</text:p>
          </table:table-cell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899.9956" calcext:value-type="float">
            <text:p>19899,9956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00.0055" calcext:value-type="float">
            <text:p>20000,0055</text:p>
          </table:table-cell>
          <table:table-cell office:value-type="float" office:value="1945" calcext:value-type="float">
            <text:p>1945</text:p>
          </table:table-cell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00.0731" calcext:value-type="float">
            <text:p>20100,0731</text:p>
          </table:table-cell>
          <table:table-cell office:value-type="float" office:value="1944" calcext:value-type="float">
            <text:p>1944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00.01484" calcext:value-type="float">
            <text:p>20200,01484</text:p>
          </table:table-cell>
          <table:table-cell office:value-type="float" office:value="1945" calcext:value-type="float">
            <text:p>1945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300.02592" calcext:value-type="float">
            <text:p>20300,02592</text:p>
          </table:table-cell>
          <table:table-cell office:value-type="float" office:value="1919" calcext:value-type="float">
            <text:p>191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00.02844" calcext:value-type="float">
            <text:p>20400,02844</text:p>
          </table:table-cell>
          <table:table-cell office:value-type="float" office:value="1913" calcext:value-type="float">
            <text:p>1913</text:p>
          </table:table-cell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500.00802" calcext:value-type="float">
            <text:p>20500,00802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600.04134" calcext:value-type="float">
            <text:p>20600,0413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699.99648" calcext:value-type="float">
            <text:p>20699,9964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799.9934" calcext:value-type="float">
            <text:p>20799,9934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900.06924" calcext:value-type="float">
            <text:p>20900,06924</text:p>
          </table:table-cell>
          <table:table-cell office:value-type="float" office:value="1968" calcext:value-type="float">
            <text:p>1968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000.07452" calcext:value-type="float">
            <text:p>21000,07452</text:p>
          </table:table-cell>
          <table:table-cell office:value-type="float" office:value="1939" calcext:value-type="float">
            <text:p>1939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100.03954" calcext:value-type="float">
            <text:p>21100,03954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200.01758" calcext:value-type="float">
            <text:p>21200,01758</text:p>
          </table:table-cell>
          <table:table-cell office:value-type="float" office:value="1970" calcext:value-type="float">
            <text:p>1970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300.04946" calcext:value-type="float">
            <text:p>21300,04946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400.00286" calcext:value-type="float">
            <text:p>21400,00286</text:p>
          </table:table-cell>
          <table:table-cell office:value-type="float" office:value="1939" calcext:value-type="float">
            <text:p>1939</text:p>
          </table:table-cell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499.9903" calcext:value-type="float">
            <text:p>21499,9903</text:p>
          </table:table-cell>
          <table:table-cell office:value-type="float" office:value="1969" calcext:value-type="float">
            <text:p>1969</text:p>
          </table:table-cell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600.01602" calcext:value-type="float">
            <text:p>21600,01602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699.99852" calcext:value-type="float">
            <text:p>21699,99852</text:p>
          </table:table-cell>
          <table:table-cell office:value-type="float" office:value="1947" calcext:value-type="float">
            <text:p>1947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799.99188" calcext:value-type="float">
            <text:p>21799,99188</text:p>
          </table:table-cell>
          <table:table-cell office:value-type="float" office:value="1943" calcext:value-type="float">
            <text:p>1943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899.99174" calcext:value-type="float">
            <text:p>21899,99174</text:p>
          </table:table-cell>
          <table:table-cell office:value-type="float" office:value="1945" calcext:value-type="float">
            <text:p>1945</text:p>
          </table:table-cell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000.00268" calcext:value-type="float">
            <text:p>22000,00268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099.9865" calcext:value-type="float">
            <text:p>22099,9865</text:p>
          </table:table-cell>
          <table:table-cell office:value-type="float" office:value="1943" calcext:value-type="float">
            <text:p>1943</text:p>
          </table:table-cell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199.9993" calcext:value-type="float">
            <text:p>22199,9993</text:p>
          </table:table-cell>
          <table:table-cell office:value-type="float" office:value="1945" calcext:value-type="float">
            <text:p>1945</text:p>
          </table:table-cell>
          <table:table-cell office:value-type="float" office:value="1808" calcext:value-type="float">
            <text:p>180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2:34.299369627</dc:date>
    <meta:editing-duration>PT4M31S</meta:editing-duration>
    <meta:editing-cycles>1</meta:editing-cycles>
    <meta:document-statistic meta:table-count="1" meta:cell-count="900" meta:object-count="0"/>
    <meta:generator>LibreOffice/5.1.6.2$Linux_X86_64 LibreOffice_project/10m0$Build-2</meta:generator>
  </office:meta>
</office:document-meta>
</file>